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88.8">
            <text:p>88,8</text:p>
          </table:table-cell>
          <table:table-cell table:number-columns-repeated="4"/>
          <table:table-cell office:value-type="string">
            <text:p>starFM</text:p>
          </table:table-cell>
          <table:table-cell table:number-columns-repeated="2"/>
          <table:table-cell table:style-name="ce1" office:value-type="string">
            <text:p><text:a xlink:href="http://www.rbb-online.de/radio/frequenzen/index.html">http://www.rbb-online.de/radio/frequenzen/index.html</text:a></text:p>
          </table:table-cell>
        </table:table-row>
        <table:table-row table:style-name="ro1">
          <table:table-cell/>
          <table:table-cell office:value-type="float" office:value="89.6">
            <text:p>89,6</text:p>
          </table:table-cell>
          <table:table-cell table:number-columns-repeated="4"/>
          <table:table-cell office:value-type="string">
            <text:p>Fritz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.2">
            <text:p>90,2</text:p>
          </table:table-cell>
          <table:table-cell office:value-type="string">
            <text:p>Teddy</text:p>
          </table:table-cell>
          <table:table-cell table:number-columns-repeated="2"/>
          <table:table-cell office:value-type="float" office:value="101.3">
            <text:p>101,3</text:p>
          </table:table-cell>
          <table:table-cell office:value-type="string">
            <text:p>Klassik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.4">
            <text:p>91,4</text:p>
          </table:table-cell>
          <table:table-cell table:number-columns-repeated="3"/>
          <table:table-cell office:value-type="float" office:value="97.7">
            <text:p>97,7</text:p>
          </table:table-cell>
          <table:table-cell office:value-type="string">
            <text:p>DLF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.45">
            <text:p>92,45</text:p>
          </table:table-cell>
          <table:table-cell table:number-columns-repeated="3"/>
          <table:table-cell office:value-type="float" office:value="99.7">
            <text:p>99,7</text:p>
          </table:table-cell>
          <table:table-cell office:value-type="string">
            <text:p>Antenne Brandenburg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.3">
            <text:p>93,3</text:p>
          </table:table-cell>
          <table:table-cell table:number-columns-repeated="3"/>
          <table:table-cell office:value-type="float" office:value="88.8">
            <text:p>88,8</text:p>
          </table:table-cell>
          <table:table-cell office:value-type="string">
            <text:p>Radio Berl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.3">
            <text:p>93,3</text:p>
          </table:table-cell>
          <table:table-cell table:number-columns-repeated="3"/>
          <table:table-cell office:value-type="float" office:value="93.1">
            <text:p>93,1</text:p>
          </table:table-cell>
          <table:table-cell office:value-type="string">
            <text:p>Inforadio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.6">
            <text:p>93,6</text:p>
          </table:table-cell>
          <table:table-cell table:number-columns-repeated="3"/>
          <table:table-cell office:value-type="float" office:value="92.4">
            <text:p>92,4</text:p>
          </table:table-cell>
          <table:table-cell office:value-type="string">
            <text:p>Kulturradio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.3">
            <text:p>94,3</text:p>
          </table:table-cell>
          <table:table-cell table:number-columns-repeated="3"/>
          <table:table-cell office:value-type="float" office:value="95.8">
            <text:p>95,8</text:p>
          </table:table-cell>
          <table:table-cell office:value-type="string">
            <text:p>Radio Ei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.8">
            <text:p>95,8</text:p>
          </table:table-cell>
          <table:table-cell table:number-columns-repeated="3"/>
          <table:table-cell office:value-type="float" office:value="96.3">
            <text:p>96,3</text:p>
          </table:table-cell>
          <table:table-cell office:value-type="string">
            <text:p>Funkhaus Europa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.05">
            <text:p>96,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.2">
            <text:p>96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.35">
            <text:p>96,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.3">
            <text:p>97,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.7">
            <text:p>97,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2">
            <text:p>99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6">
            <text:p>99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75">
            <text:p>99,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.7">
            <text:p>100,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.3">
            <text:p>101,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1.6">
            <text:p>101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2.6">
            <text:p>102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3.4">
            <text:p>103,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4.6">
            <text:p>104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5.5">
            <text:p>105,5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.01.2012</text:date>, <text:time>15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</meta:initial-creator>
    <meta:creation-date>2012-01-02T12:00:43</meta:creation-date>
    <dc:date>2012-01-03T15:28:45</dc:date>
    <dc:creator>Matthias </dc:creator>
    <meta:editing-duration>PT00H12M47S</meta:editing-duration>
    <meta:editing-cycles>3</meta:editing-cycles>
    <meta:generator>OpenOffice.org/3.2$Linux OpenOffice.org_project/320m19$Build-9505</meta:gener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